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7.17020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text:s/>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text:s/>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ng sample demo for clien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triol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text:s/>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prepe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res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l diagrams and design descrip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p tutriols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5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6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7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8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9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10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Aliya Hussain</dc:creator>
    <meta:creation-date>2016-11-14T15:42:45Z</meta:creation-date>
    <dc:date>2016-12-05T12:18:38Z</dc:date>
    <meta:editing-cycles>1</meta:editing-cycles>
    <meta:editing-duration>PT243S</meta:editing-duration>
  </office:meta>
</office:document-meta>
</file>